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a843" officeooo:paragraph-rsid="000ba8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cinema design will give the user options to select from a list of films via drop down box, the user will also be able to input the number of tickets they wish to purchase. My program will give the user the ability to choose snacks with a variety of food and drinks to select. The main design will be simple with the use of pastel colours to keep the GUI user friendly. The use of drop down boxes will reduce user error as they don’t need to worry about entering the film name correctly while the drop down for the number of tickets eliminates unrealistic ticket purchases. This program will give the user the option to pay via cash or bank and will produce a receipt for them to view on scre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0:54:48.484248165</meta:creation-date>
    <dc:date>2017-03-07T11:00:02.603288933</dc:date>
    <meta:editing-duration>PT5M14S</meta:editing-duration>
    <meta:editing-cycles>1</meta:editing-cycles>
    <meta:document-statistic meta:table-count="0" meta:image-count="0" meta:object-count="0" meta:page-count="1" meta:paragraph-count="1" meta:word-count="133" meta:character-count="698" meta:non-whitespace-character-count="565"/>
    <meta:generator>LibreOffice/5.1.4.2$Linux_X86_64 LibreOffice_project/10m0$Build-2</meta:generator>
  </office:meta>
</office:document-meta>
</file>